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xml" manifest:full-path="meta.xml"/>
  <manifest:file-entry manifest:media-type="application/xml" manifest:full-path="settings.xml"/>
  <manifest:file-entry manifest:media-type="application/xml" manifest:full-path="Configurations2/accelerator/current.xml"/>
  <manifest:file-entry manifest:media-type="application/rdf+xml" manifest:full-path="manifest.rdf"/>
  <manifest:file-entry manifest:media-type="application/xml" manifest:full-path="styles.xml"/>
  <manifest:file-entry manifest:media-type="image/png" manifest:full-path="Thumbnails/thumbnail.png"/>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This is an Example</text:p>
<text:p text:style-name="Subtitle">Example</text:p>

<text:p text:style-name="Author">Hussain Hadah</text:p>

<text:p text:style-name="Date">Sunday, August 24, 2025</text:p>

<text:p text:style-name="Title page heading first">Author note</text:p>
<text:p text:style-name="Title page text">TODO: List of authors here; there's a bug(?) in pandoc/quarto where the full author object isn't available?</text:p>

<text:p text:style-name="Title page heading">Correspondence</text:p>
<text:p text:style-name="Title page text">TODO: Corresponding author details; again there's a bug that make it so we can't access other parts of the author object</text:p>

<text:p text:style-name="Title page heading">Additional information</text:p>
<text:p text:style-name="Title page text">We have no known conflict of interest to disclose.</text:p>

<text:p text:style-name="Title page heading">Acknowledgments</text:p>
<text:p text:style-name="Title page text">Placeholder text generated at <text:a xlink:type="simple" xlink:href="https://vlad-saling.github.io/star-trek-ipsum/" office:name=""><text:span text:style-name="Definition">https://vlad-saling.github.io/star-trek-ipsum/</text:span></text:a>.</text:p>

<text:p text:style-name="Faux page break"> </text:p>

<text:p text:style-name="Title page heading">Abstract</text:p>
Let’s see what will happen

<text:p text:style-name="Abstract"><text:span text:style-name="Italic">Keywords: </text:span>Hell, Is, Hot</text:p>

<text:p text:style-name="Faux page break"> </text:p>

<text:p text:style-name="Title">This is an Example</text:p>
<text:p text:style-name="Subtitle">Example</text:p>

          <text:p text:style-name="Epigraph">War is good for business.</text:p>
    <text:p text:style-name="Epigraph source">—Ferengi Rule of Acquisition 34</text:p>
    <text:p text:style-name="Epigraph"/>
              <text:p text:style-name="Epigraph">Peace is good for business.</text:p>
    <text:p text:style-name="Epigraph source">—Ferengi Rule of Acquisition 35</text:p>
    <text:p text:style-name="Epigraph"/>
      
<text:p text:style-name="Text_20_body">We’re acquainted with the wormhole phenomenon, but this… Is a remarkable piece of bio-electronic engineering by which I see much of the EM spectrum ranging from heat and infrared through radio waves, et cetera, and forgive me if I’ve said and listened to this a thousand times (Lovelace 1842). This planet’s interior heat provides an abundance of geothermal energy. We need to neutralize the homing signal.</text:p>
<text:h text:style-name="Heading_20_1" text:outline-level="1"><text:bookmark-start text:name="main-section"/>Main section<text:bookmark-end text:name="main-section"/></text:h>
<text:p text:style-name="First_20_paragraph">It indicates a synchronic distortion in the areas emanating triolic waves. The cerebellum, the cerebral cortex, the brain stem, the entire nervous system has been depleted of electrochemical energy (Turing 1936).</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Any device like that would produce high levels of triolic waves. These walls have undergone some kind of selective molecular polarization. I haven’t determined if our phaser energy can generate a stable field. We could alter the photons with phase discriminators.</text:p>
<text:p text:style-name="Text_20_body"><draw:frame draw:style-name="fr2" text:anchor-type="paragraph"><draw:object xlink:href="Formula-0/" xlink:type="simple" xlink:show="embed" xlink:actuate="onLoad"/></draw:frame></text:p>
<text:h text:style-name="Heading_20_2" text:outline-level="2"><text:bookmark-start text:name="subsection"/>Subsection<text:bookmark-end text:name="subsection"/></text:h>
<text:p text:style-name="First_20_paragraph">Communication is not possible (Keynes 1937). The shuttle has no power (see <text:a xlink:type="simple" xlink:href="#fig-n-lights" office:name=""><text:span text:style-name="Definition">Figure 1</text:span></text:a>).</text:p>
<text:p text:style-name="Text_20_body">Using the gravitational pull of a star to slingshot back in time? We are going to Starbase Montgomery for Engineering consultations prompted by minor read-out anomalies. Probes have recorded unusual levels of geological activity in all five planetary systems.</text:p>
<text:p text:style-name="Text_20_body">Assemble a team. Look at records of the Drema quadrant. Would these scans detect artificial transmissions as well as natural signals?</text:p>
<table:table table:name="Table1" table:style-name="Table1">
  <table:table-column table:style-name="Table1.A"/>
  <table:table-row>
    <table:table-cell table:style-name="TableRowCell" office:value-type="string">
      <text:section text:name="fig-n-lights"><text:p text:style-name="First_20_paragraph"><draw:frame draw:name="img1" style:rel-width="80.0%" style:rel-height="scale" svg:width="361.2040133779264pt" svg:height="72.24080267558529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other-heading"/>Other heading<text:bookmark-end text:name="other-heading"/></text:h>
<text:p text:style-name="First_20_paragraph">Sed ut perspiciatis unde omnis iste natus error sit voluptatem accusantium doloremque laudantium, totam rem aperiam, eaque ipsa quae ab illo</text:p>
<text:h text:style-name="Heading_20_3" text:outline-level="3"><text:bookmark-start text:name="third"/>Third<text:bookmark-end text:name="third"/></text:h>
<text:p text:style-name="First_20_paragraph">inventore veritatis<text:note text:id="ftn0" text:note-class="footnote"><text:note-citation>1</text:note-citation><text:note-body><text:p text:style-name="Footnote">Thing</text:p></text:note-body></text:note> et quasi architecto beatae vitae dicta sunt explicabo. Nemo enim ipsam voluptatem quia voluptas sit aspernatur aut odit aut fugit, sed quia consequuntur magni dolores eos qui ratione voluptatem sequi nesciunt. Neque porro quisquam est,<text:note text:id="ftn1" text:note-class="footnote"><text:note-citation>2</text:note-citation><text:note-body><text:p text:style-name="Footnote">Another thing</text:p></text:note-body></text:note></text:p>
<text:p text:style-name="Text_20_body">qui dolorem ipsum quia dolor sit amet, consectetur, adipisci velit, sed quia non numquam eius modi tempora incidunt ut labore et dolore magnam aliquam quaerat voluptatem.</text:p>
<text:h text:style-name="Heading_20_4" text:outline-level="4"><text:bookmark-start text:name="a-4th-level-heading"/>A 4th level heading<text:bookmark-end text:name="a-4th-level-heading"/></text:h>
<text:p text:style-name="First_20_paragraph">qui dolorem ipsum quia dolor sit amet, consectetur, adipisci velit, sed quia non numquam eius modi tempora incidunt ut labore et dolore magnam aliquam quaerat voluptatem.</text:p>
<text:p text:style-name="Text_20_body">nisi ut aliquid ex ea commodi consequatur? Quis autem vel eum iure reprehenderit qui in ea voluptate velit esse quam nihil molestiae consequatur, vel illum qui dolorem eum fugiat quo voluptas nulla pariatur?</text:p>
<text:list text:style-name="L1">
  <text:list-item>
    <text:p text:style-name="P4">At vero eos et accusamus et iusto</text:p>
  </text:list-item>
  <text:list-item>
    <text:p text:style-name="P4">odio dignissimos ducimus qui blanditiis praesentium voluptatum deleniti atque corrupti quos dolores et quas molestias excepturi sint occaecati cupiditate non provident,</text:p>
  </text:list-item>
  <text:list-item>
    <text:p text:style-name="P4">similique sunt in culpa qui officia deserunt mollitia animi, id est laborum et dolorum fuga.</text:p>
  </text:list-item>
  <text:list-item>
    <text:p text:style-name="P4">Et harum quidem rerum facilis est et expedita distinctio. Nam libero tempore, cum soluta nobis est eligendi optio cumque nihil impedit quo minus id quod maxime placeat facere possimus, omnis voluptas assumenda est,</text:p>
  </text:list-item>
</text:list>
<text:p text:style-name="First_20_paragraph">omnis dolor repellendus.</text:p>
<text:list text:style-name="L2">
  <text:list-item>
    <text:p text:style-name="P5">Temporibus autem quibusdam et aut officiis debitis aut rerum necessitatibus saepe eveniet ut et voluptates repudiandae</text:p>
  </text:list-item>
  <text:list-item>
    <text:p text:style-name="P5">sint et molestiae non recusandae. Itaque earum rerum hic tenetur a sapiente delectus,</text:p>
  </text:list-item>
  <text:list-item>
    <text:p text:style-name="P5">ut aut reiciendis voluptatibus maiores alias consequatur aut perferendis doloribus asperiores repellat.</text:p>
  </text:list-item>
</text:list>
<text:section text:name="refs"><text:section text:name="ref-Keynes:1937"><text:p text:style-name="First_20_paragraph">Keynes, John Maynard. 1937. “The General Theory of Employment.” <text:span text:style-name="T1">The Quarterly Journal of Economics</text:span> 51 (2): 209–23.</text:p></text:section>
<text:section text:name="ref-Lovelace:1842"><text:p text:style-name="Text_20_body">Lovelace, Augusta Ada. 1842. “Sketch of the Analytical Engine Invented by Charles Babbage, by LF Menabrea, Officer of the Military Engineers, with Notes Upon the Memoir by the Translator.” <text:span text:style-name="T1">Taylor’s Scientific Memoirs</text:span> 3: 666–731.</text:p></text:section>
<text:section text:name="ref-Turing:1936"><text:p text:style-name="Text_20_body">Turing, Alan Mathison. 1936. “On Computable Numbers, with an Application to the Entscheidungsproblem.” <text:span text:style-name="T1">Journal of Math</text:span> 58 (345-363): 230–65.</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font-family-generic="system" style:font-pitch="variable" style:name="Tahoma" svg:font-family="Tahoma"/>
    <style:font-face style:name="Tahoma1" svg:font-family="Tahoma"/>
    <style:font-face style:font-family-generic="roman" style:font-pitch="variable" style:name="Times New Roman" svg:font-family="'Times New Roman'"/>
    <style:font-face style:font-adornments="Regular" style:font-family-generic="roman" style:font-pitch="variable" style:name="Times New Roman1"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writing-mode="lr-tb">
        <style:tab-stops/>
      </style:paragraph-properties>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contextual-spacing="false" style:justify-single-word="false" fo:line-height="100%" fo:margin-bottom="0.1598in" fo:margin-top="0in" fo:text-align="center"/>
    </style:style>
    <style:style style:class="html" style:family="paragraph" style:name="Date" style:parent-style-name="Standard">
      <style:paragraph-properties style:contextual-spacing="false" style:justify-single-word="false" fo:margin-bottom="0.1598in" fo:margin-top="0in" fo:text-align="center"/>
    </style:style>
    <style:style style:class="html" style:family="paragraph" style:name="Abstract" style:parent-style-name="Standard">
      <style:paragraph-properties style:auto-text-indent="false" style:contextual-spacing="false" fo:margin-bottom="0.3299in" fo:margin-left="0.5in" fo:margin-right="0.5in" fo:margin-top="0.3299in" fo:text-indent="0in"/>
    </style:style>
    <style:style style:class="text" style:family="paragraph" style:name="Heading" style:next-style-name="Text_20_body" style:parent-style-name="Standard">
      <style:paragraph-properties style:contextual-spacing="false" fo:keep-with-next="always" fo:margin-bottom="0in" fo:margin-top="0in"/>
      <style:text-properties style:font-family-asian="'Lucida Sans Unicode'" style:font-family-complex="Tahoma" style:font-family-generic="roman" style:font-family-generic-asian="system" style:font-family-generic-complex="system" style:font-name="Times New Roman1" style:font-name-asian="Lucida Sans Unicode" style:font-name-complex="Tahoma" style:font-pitch="variable" style:font-pitch-asian="variable" style:font-pitch-complex="variable" style:font-size-asian="14pt" style:font-size-complex="14pt" style:font-style-name="Regular" fo:font-family="'Times New Roman'" fo:font-size="12pt"/>
    </style:style>
    <style:style style:class="text" style:display-name="Text body" style:family="paragraph" style:name="Text_20_body" style:parent-style-name="Standard">
      <style:paragraph-properties style:auto-text-indent="false" style:contextual-spacing="false" fo:line-height="200%" fo:margin-bottom="0in" fo:margin-left="0in" fo:margin-right="0in" fo:margin-top="0in" fo:text-indent="0.5in"/>
    </style:style>
    <style:style style:class="list" style:family="paragraph" style:name="List" style:parent-style-name="Text_20_body">
      <style:text-properties style:font-family-complex="Tahoma" style:font-name-complex="Tahoma1"/>
    </style:style>
    <style:style style:class="extra" style:family="paragraph" style:name="Caption" style:parent-style-name="Standard">
      <style:paragraph-properties style:contextual-spacing="false" style:justify-single-word="false" text:line-number="0" text:number-lines="false" fo:margin-bottom="0.3299in" fo:margin-top="0.0799in" fo:text-align="center"/>
      <style:text-properties style:font-family-complex="Tahoma" style:font-name-complex="Tahoma1" style:font-size-asian="12pt" style:font-size-complex="12pt" style:font-style-asian="italic" style:font-style-complex="italic" fo:font-size="12pt" fo:font-style="normal"/>
    </style:style>
    <style:style style:class="extra" style:family="paragraph" style:name="Table" style:parent-style-name="Caption"/>
    <style:style style:class="extra" style:family="paragraph" style:master-page-name="" style:name="FigureCaption" style:parent-style-name="Caption">
      <style:paragraph-properties style:contextual-spacing="false" style:justify-single-word="false" style:page-number="auto" fo:margin-bottom="0.3299in" fo:margin-top="0.0799in" fo:text-align="center"/>
      <style:text-properties fo:font-style="normal"/>
    </style:style>
    <style:style style:class="extra" style:family="paragraph" style:name="Figure" style:parent-style-name="Standard">
      <style:paragraph-properties style:justify-single-word="false" text:line-number="0" text:number-lines="false" fo:text-align="center"/>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1"/>
    </style:style>
    <style:style style:class="text" style:default-outline-level="1" style:display-name="Heading 1" style:family="paragraph" style:master-page-name="" style:name="Heading_20_1" style:next-style-name="Text_20_body" style:parent-style-name="Heading">
      <style:paragraph-properties style:contextual-spacing="false" style:justify-single-word="false" style:page-number="auto" fo:line-height="200%" fo:margin-bottom="0in" fo:margin-top="0.3299in" fo:text-align="center"/>
      <style:text-properties style:font-size-asian="115%" style:font-size-complex="115%" style:font-weight-asian="bold" style:font-weight-complex="bold" fo:font-size="12pt" fo:font-weight="bold"/>
    </style:style>
    <style:style style:class="text" style:default-outline-level="2" style:display-name="Heading 2" style:family="paragraph" style:name="Heading_20_2" style:next-style-name="Text_20_body" style:parent-style-name="Heading">
      <style:paragraph-properties style:contextual-spacing="false" fo:line-height="200%" fo:margin-bottom="0in" fo:margin-top="0.1598in"/>
      <style:text-properties style:font-size-asian="14pt" style:font-size-complex="14pt" style:font-style-asian="italic" style:font-style-complex="italic" style:font-weight-asian="bold" style:font-weight-complex="bold" fo:font-size="12pt" fo:font-style="normal" fo:font-weight="bold"/>
    </style:style>
    <style:style style:class="text" style:default-outline-level="3" style:display-name="Heading 3" style:family="paragraph" style:master-page-name="" style:name="Heading_20_3" style:next-style-name="Text_20_body" style:parent-style-name="Heading">
      <style:paragraph-properties style:page-number="auto" fo:line-height="200%"/>
      <style:text-properties style:font-size-asian="14pt" style:font-size-complex="14pt" style:font-weight-asian="bold" style:font-weight-complex="bold" fo:font-size="12pt" fo:font-style="italic" fo:font-weight="bold"/>
    </style:style>
    <style:style style:class="text" style:default-outline-level="4" style:display-name="Heading 4" style:family="paragraph" style:name="Heading_20_4" style:next-style-name="Text_20_body" style:parent-style-name="Heading">
      <style:paragraph-properties style:auto-text-indent="false" fo:line-height="200%" fo:margin-left="0in" fo:margin-right="0in" fo:text-indent="0.5in"/>
      <style:text-properties style:font-size-asian="85%" style:font-size-complex="85%" style:font-style-asian="italic" style:font-style-complex="italic" style:font-weight-asian="bold" style:font-weight-complex="bold" fo:font-size="12pt" fo:font-style="normal" fo:font-weight="bold"/>
    </style:style>
    <style:style style:class="text" style:default-outline-level="5" style:display-name="Heading 5" style:family="paragraph" style:name="Heading_20_5" style:next-style-name="Text_20_body" style:parent-style-name="Heading">
      <style:paragraph-properties style:auto-text-indent="false" fo:line-height="200%" fo:margin-left="0in" fo:margin-right="0in" fo:text-indent="0.5in"/>
      <style:text-properties style:font-size-asian="85%" style:font-size-complex="85%" style:font-weight-asian="bold" style:font-weight-complex="bold" fo:font-size="12pt" fo:font-style="italic" fo:font-weight="bold"/>
    </style:style>
    <style:style style:class="text" style:default-outline-level="6" style:display-name="Heading 6" style:family="paragraph" style:name="Heading_20_6" style:next-style-name="Text_20_body" style:parent-style-name="Heading">
      <style:paragraph-properties style:auto-text-indent="false" fo:line-height="200%" fo:margin-left="0in" fo:margin-right="0in" fo:text-indent="0.5in"/>
      <style:text-properties style:font-size-asian="75%" style:font-size-complex="75%" style:font-weight-asian="bold" style:font-weight-complex="bold" fo:font-size="12pt" fo:font-style="italic" fo:font-weight="normal"/>
    </style:style>
    <style:style style:class="html" style:family="paragraph" style:name="Quotations" style:parent-style-name="Standard">
      <style:paragraph-properties style:auto-text-indent="false" style:contextual-spacing="false" fo:line-height="200%" fo:margin-bottom="0in" fo:margin-left="0.5in" fo:margin-right="0in" fo:margin-top="0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line-height="200%" fo:margin-left="0.0799in" fo:margin-right="0in" fo:text-indent="-0.0799in">
        <style:tab-stops/>
      </style:paragraph-properties>
      <style:text-properties style:font-size-asian="10pt" style:font-size-complex="10pt" fo:font-size="12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class="chapter" style:family="paragraph" style:master-page-name="" style:name="Title" style:next-style-name="Text_20_body" style:parent-style-name="Heading">
      <style:paragraph-properties style:contextual-spacing="false" style:justify-single-word="false" style:page-number="auto" fo:line-height="100%" fo:margin-bottom="0.1598in" fo:margin-top="0in" fo:text-align="center"/>
      <style:text-properties style:font-size-asian="28pt" style:font-size-complex="28pt" style:font-weight-asian="bold" style:font-weight-complex="bold" fo:font-size="12pt" fo:font-weight="bold"/>
    </style:style>
    <style:style style:class="list" style:display-name="Numbering 1" style:family="paragraph" style:name="Numbering_20_1" style:parent-style-name="List">
      <style:paragraph-properties style:auto-text-indent="false" style:contextual-spacing="false" fo:margin-bottom="0.0835in" fo:margin-left="0.25in" fo:margin-right="0in" fo:margin-top="0in" fo:text-indent="-0.25in"/>
      <style:text-properties fo:font-weight="bold"/>
    </style:style>
    <style:style style:class="chapter" style:family="paragraph" style:name="Subtitle" style:next-style-name="Text_20_body" style:parent-style-name="Heading">
      <style:paragraph-properties style:contextual-spacing="false" style:justify-single-word="false" fo:line-height="100%" fo:margin-bottom="0.1598in" fo:margin-top="0in" fo:text-align="center"/>
      <style:text-properties style:font-size-asian="18pt" style:font-size-complex="18pt" fo:font-size="12pt" fo:font-weight="bold"/>
    </style:style>
    <style:style style:class="text" style:display-name="Hanging indent" style:family="paragraph" style:name="Hanging_20_indent" style:parent-style-name="Text_20_body">
      <style:paragraph-properties style:auto-text-indent="false" fo:margin-left="0.5in" fo:margin-right="0in" fo:text-indent="-0.5in">
        <style:tab-stops/>
      </style:paragraph-properties>
    </style:style>
    <style:style style:family="paragraph" style:name="Bibliography" style:parent-style-name="Standard">
      <style:paragraph-properties style:auto-text-indent="false" fo:line-height="200%" fo:margin-left="0.5in" fo:margin-right="0in" fo:text-indent="-0.5in">
        <style:tab-stops/>
      </style:paragraph-properties>
    </style:style>
    <style:style style:class="html" style:display-name="List Contents" style:family="paragraph" style:name="List_20_Contents" style:parent-style-name="Standard">
      <style:paragraph-properties style:auto-text-indent="false" fo:margin-left="0.3937in" fo:margin-right="0in" fo:text-indent="0in"/>
    </style:style>
    <style:style style:class="extra" style:family="paragraph" style:name="Addressee" style:parent-style-name="Standard">
      <style:paragraph-properties style:contextual-spacing="false" text:line-number="0" text:number-lines="false" fo:margin-bottom="0.0417in" fo:margin-top="0in"/>
    </style:style>
    <style:style style:family="paragraph" style:master-page-name="" style:name="Epigraph" style:parent-style-name="Text_20_body">
      <style:paragraph-properties style:auto-text-indent="false" style:page-number="auto" fo:margin-left="4in" fo:margin-right="0in" fo:text-indent="0in"/>
      <style:text-properties officeooo:rsid="001e4288"/>
    </style:style>
    <style:style style:display-name="Epigraph source" style:family="paragraph" style:name="Epigraph_20_source" style:parent-style-name="Epigraph">
      <style:paragraph-properties style:justify-single-word="false" fo:text-align="end"/>
    </style:style>
    <style:style style:display-name="Faux page break" style:family="paragraph" style:master-page-name="" style:name="Faux_20_page_20_break" style:parent-style-name="Standard">
      <style:paragraph-properties style:page-number="auto" fo:break-before="page"/>
    </style:style>
    <style:style style:display-name="Title page text" style:family="paragraph" style:master-page-name="" style:name="Title_20_page_20_text" style:parent-style-name="Text_20_body">
      <style:paragraph-properties style:page-number="auto" fo:line-height="100%"/>
      <style:text-properties officeooo:rsid="0026f309"/>
    </style:style>
    <style:style style:display-name="Title page heading" style:family="paragraph" style:name="Title_20_page_20_heading" style:parent-style-name="Text_20_body">
      <style:paragraph-properties style:auto-text-indent="false" style:contextual-spacing="false" style:justify-single-word="false" fo:line-height="100%" fo:margin-bottom="0in" fo:margin-left="0in" fo:margin-right="0in" fo:margin-top="0.3299in" fo:text-align="center" fo:text-indent="0in"/>
      <style:text-properties officeooo:rsid="0026f309" fo:font-weight="bold"/>
    </style:style>
    <style:style style:display-name="Title page heading first" style:family="paragraph" style:name="Title_20_page_20_heading_20_first" style:parent-style-name="Title_20_page_20_heading">
      <style:paragraph-properties style:contextual-spacing="false" fo:margin-bottom="0in" fo:margin-top="2in"/>
    </style:style>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font-family="'Courier New'" fo:font-size="10pt"/>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style="none" style:use-window-font-color="true" fo:font-weight="normal" loext:opacity="0%"/>
    </style:style>
    <style:style style:display-name="Footnote Symbol" style:family="text" style:name="Footnote_20_Symbol">
      <style:text-properties style:text-position="super 58%"/>
    </style:style>
    <style:style style:display-name="Footnote anchor" style:family="text" style:name="Footnote_20_anchor">
      <style:text-properties style:text-position="super 58%"/>
    </style:style>
    <style:style style:family="text" style:name="Definition"/>
    <style:style style:display-name="Visited Internet Link" style:family="text" style:name="Visited_20_Internet_20_Link">
      <style:text-properties style:country-asian="none" style:country-complex="none" style:language-asian="zxx" style:language-complex="zxx" style:text-underline-color="font-color" style:text-underline-style="solid" style:text-underline-width="auto" fo:color="#800000" fo:country="none" fo:language="zxx" loext:opacity="100%"/>
    </style:style>
    <style:style style:family="graphic" style:name="Graphics">
      <style:graphic-properties style:horizontal-pos="center" style:horizontal-rel="paragraph" style:number-wrapped-paragraphs="no-limit" style:vertical-pos="top" style:vertical-rel="paragraph" style:wrap="dynamic" style:wrap-contour="false" svg:x="0in" svg:y="0in" text:anchor-type="paragraph"/>
    </style:style>
    <style:style style:family="graphic" style:name="Formula">
      <style:graphic-properties style:vertical-pos="middle" style:vertical-rel="text" svg:y="0in" text:anchor-type="as-char" fo:margin-left="0.0791in" fo:margin-right="0.0791in"/>
    </style:style>
    <style:style style:family="graphic" style:name="OLE">
      <style:graphic-properties style:horizontal-pos="center" style:horizontal-rel="paragraph" style:number-wrapped-paragraphs="no-limit" style:vertical-pos="top" style:vertical-rel="paragraph" style:wrap="dynamic" style:wrap-contour="false" svg:x="0in" svg:y="0in" text:anchor-type="paragraph"/>
    </style:style>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6in" fo:margin-left="1in" fo:margin-right="1in" fo:margin-top="1in" fo:page-height="11in" fo:page-width="8.5in" loext:margin-gutter="0in">
        <style:footnote-sep style:adjustment="left" style:color="#000000" style:distance-after-sep="0.0402in" style:distance-before-sep="0.0402in" style:line-style="solid" style:rel-width="25%" style:width="0.0035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This is an Example</dc:title>
    <dc:description/>
    <dc:subject/>
    <meta:keyword>Hell, Is, Hot</meta:keyword>
    <meta:initial-creator>Hussain Hadah</meta:initial-creator>
    <dc:creator>Hussain Hadah</dc:creator>
    <meta:creation-date>2024-08-22T15:11:03Z</meta:creation-date>
    <dc:date>2024-08-22T15:11:03Z</dc:date>
    <meta:user-defined meta:name="abstract" meta:value-type="string">Let’s see what will happen</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starfleet.ufp/bashir/cranial-implants</meta:user-defined>
    <meta:user-defined meta:name="correspondence-prefix" meta:value-type="string">Correspondence concerning this article should be addressed to</meta:user-defined>
    <meta:user-defined meta:name="date" meta:value-type="string">Sunday, August 24, 2025</meta:user-defined>
    <meta:user-defined meta:name="date-format" meta:value-type="string">full</meta:user-defined>
    <meta:user-defined meta:name="epigraph" meta:value-type="string"/>
    <meta:user-defined meta:name="header-includes" meta:value-type="string"/>
    <meta:user-defined meta:name="include-after" meta:value-type="string"/>
    <meta:user-defined meta:name="include-before" meta:value-type="string"/>
    <meta:user-defined meta:name="knitr" meta:value-type="string"/>
    <meta:user-defined meta:name="labels" meta:value-type="string"/>
    <meta:user-defined meta:name="published" meta:value-type="string">Under review at Hello There</meta:user-defined>
    <meta:user-defined meta:name="revealjs-plugins" meta:value-type="string"/>
    <meta:user-defined meta:name="short-title" meta:value-type="string">Ex</meta:user-defined>
    <meta:user-defined meta:name="subtitle" meta:value-type="string">Example</meta:user-defined>
    <meta:user-defined meta:name="thanks" meta:value-type="string">Placeholder text generated at https://vlad-saling.github.io/star-trek-ipsu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